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During his midlife crisis, my dad got really into _____.</text:p>
          </table:table-cell>
          <table:table-cell office:value-type="string">
            <text:p>Next time on Dr. Phil: How to talk to your child about _____.</text:p>
          </table:table-cell>
          <table:table-cell office:value-type="string">
            <text:p>I went from _____ to _____, all thanks to _____.</text:p>
          </table:table-cell>
        </table:table-row>
        <table:table-row table:style-name="ro1">
          <table:table-cell office:value-type="string">
            <text:p>_____ would be woefully incomplete without _____.</text:p>
          </table:table-cell>
          <table:table-cell office:value-type="string">
            <text:p>Only two things in life are certain: death and _____.</text:p>
          </table:table-cell>
          <table:table-cell office:value-type="string">
            <text:p>Members of New York's social elite are paying thousands of dollars just to experience _____.</text:p>
          </table:table-cell>
        </table:table-row>
        <table:table-row table:style-name="ro1">
          <table:table-cell office:value-type="string">
            <text:p>My new favorite porn star is Joey "_____" McGee.</text:p>
          </table:table-cell>
          <table:table-cell office:value-type="string">
            <text:p>Everyone down on the ground! We don't want to hurt anyone. We're just here for _____.</text:p>
          </table:table-cell>
          <table:table-cell office:value-type="string">
            <text:p>This month's Cosmo: "Spice up your sex life by bringing _____ into the bedroom."</text:p>
          </table:table-cell>
        </table:table-row>
        <table:table-row table:style-name="ro1">
          <table:table-cell office:value-type="string">
            <text:p>Before I run for president, I must destroy all evidence of my involvement with _____.</text:p>
          </table:table-cell>
          <table:table-cell office:value-type="string">
            <text:p>The healing process began when I joined a support group for victims of _____.</text:p>
          </table:table-cell>
          <table:table-cell office:value-type="string">
            <text:p>Little Miss Muffet Sat on a tuffet, Eating her curds and _____.</text:p>
          </table:table-cell>
        </table:table-row>
        <table:table-row table:style-name="ro1">
          <table:table-cell office:value-type="string">
            <text:p>This is your captain speaking. Fasten your seatbelts and prepare for _____.</text:p>
          </table:table-cell>
          <table:table-cell office:value-type="string">
            <text:p>The votes are in, and the new high school mascot is _____.</text:p>
          </table:table-cell>
          <table:table-cell office:value-type="string">
            <text:p>If God didn't want us to enjoy _____, he wouldn't have given us _____.</text:p>
          </table:table-cell>
        </table:table-row>
        <table:table-row table:style-name="ro1">
          <table:table-cell office:value-type="string">
            <text:p>In his newest and most difficult stunt, David Blaine must escape from _____.</text:p>
          </table:table-cell>
          <table:table-cell office:value-type="string">
            <text:p>Charades was ruined for me forever when my mom had to act out _____.</text:p>
          </table:table-cell>
          <table:table-cell office:value-type="string">
            <text:p>My country, 'tis of thee, sweet land of _____.</text:p>
          </table:table-cell>
        </table:table-row>
        <table:table-row table:style-name="ro1">
          <table:table-cell office:value-type="string">
            <text:p>The Five Stages of Grief: denial, anger, bargaining, _____, acceptance.</text:p>
          </table:table-cell>
          <table:table-cell office:value-type="string">
            <text:p>Before _____, all we had was _____.</text:p>
          </table:table-cell>
          <table:table-cell office:value-type="string">
            <text:p>After months of debate, the Occupy Wall Street General Assembly could only agree on "More _____!"</text:p>
          </table:table-cell>
        </table:table-row>
        <table:table-row table:style-name="ro1">
          <table:table-cell office:value-type="string">
            <text:p>My mom freaked out when she looked at my browser history and found _____.com/_____.</text:p>
          </table:table-cell>
          <table:table-cell office:value-type="string">
            <text:p>Tonight on 20/20: What you don't know about _____ could kill you.</text:p>
          </table:table-cell>
          <table:table-cell office:value-type="string">
            <text:p>I spent my whole life working toward _____, only to have it ruined by _____.</text:p>
          </table:table-cell>
        </table:table-row>
        <table:table-row table:style-name="ro1">
          <table:table-cell office:value-type="string">
            <text:p>You haven't truly lived until you've experienced _____ and _____ at the same time.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 bigger, blacker dick.</text:p>
          </table:table-cell>
          <table:table-cell office:value-type="string">
            <text:p>Upgrading homeless people to mobile hotspots.</text:p>
          </table:table-cell>
          <table:table-cell office:value-type="string">
            <text:p>Mild autism.</text:p>
          </table:table-cell>
        </table:table-row>
        <table:table-row table:style-name="ro1">
          <table:table-cell office:value-type="string">
            <text:p>The mere concept of Applebee's.</text:p>
          </table:table-cell>
          <table:table-cell office:value-type="string">
            <text:p>Wearing an octopus for a hat.</text:p>
          </table:table-cell>
          <table:table-cell office:value-type="string">
            <text:p>Nunchuck moves.</text:p>
          </table:table-cell>
        </table:table-row>
        <table:table-row table:style-name="ro1">
          <table:table-cell office:value-type="string">
            <text:p>A sad fat dragon with no friends.</text:p>
          </table:table-cell>
          <table:table-cell office:value-type="string">
            <text:p>An unhinged ferris wheel rolling toward the sea.</text:p>
          </table:table-cell>
          <table:table-cell office:value-type="string">
            <text:p>Whipping a disobedient slave.</text:p>
          </table:table-cell>
        </table:table-row>
        <table:table-row table:style-name="ro1">
          <table:table-cell office:value-type="string">
            <text:p>Catastrophic urethral trauma.</text:p>
          </table:table-cell>
          <table:table-cell office:value-type="string">
            <text:p>Living in a trashcan.</text:p>
          </table:table-cell>
          <table:table-cell office:value-type="string">
            <text:p>An ether-soaked rag.</text:p>
          </table:table-cell>
        </table:table-row>
        <table:table-row table:style-name="ro1">
          <table:table-cell office:value-type="string">
            <text:p>Hillary Clinton's death stare.</text:p>
          </table:table-cell>
          <table:table-cell office:value-type="string">
            <text:p>The corporations.</text:p>
          </table:table-cell>
          <table:table-cell office:value-type="string">
            <text:p>A sweet spaceship.</text:p>
          </table:table-cell>
        </table:table-row>
        <table:table-row table:style-name="ro1">
          <table:table-cell office:value-type="string">
            <text:p>Existing.</text:p>
          </table:table-cell>
          <table:table-cell office:value-type="string">
            <text:p>A magic hippie love cloud.</text:p>
          </table:table-cell>
          <table:table-cell office:value-type="string">
            <text:p>A 55-gallon drum of lube.</text:p>
          </table:table-cell>
        </table:table-row>
        <table:table-row table:style-name="ro1">
          <table:table-cell office:value-type="string">
            <text:p>A piñata full of scorpions.</text:p>
          </table:table-cell>
          <table:table-cell office:value-type="string">
            <text:p>Fuck Mountain.</text:p>
          </table:table-cell>
          <table:table-cell office:value-type="string">
            <text:p>Special musical guest, Cher.</text:p>
          </table:table-cell>
        </table:table-row>
        <table:table-row table:style-name="ro1">
          <table:table-cell office:value-type="string">
            <text:p>Mooing.</text:p>
          </table:table-cell>
          <table:table-cell office:value-type="string">
            <text:p>Survivor's guilt.</text:p>
          </table:table-cell>
          <table:table-cell office:value-type="string">
            <text:p>The human body.</text:p>
          </table:table-cell>
        </table:table-row>
        <table:table-row table:style-name="ro1">
          <table:table-cell office:value-type="string">
            <text:p>Swiftly achieving orgasm.</text:p>
          </table:table-cell>
          <table:table-cell office:value-type="string">
            <text:p>Getting hilariously gang-banged by the Blue Man Group.</text:p>
          </table:table-cell>
          <table:table-cell office:value-type="string">
            <text:p>Boris the Soviet Love Hammer.</text:p>
          </table:table-cell>
        </table:table-row>
        <table:table-row table:style-name="ro1">
          <table:table-cell office:value-type="string">
            <text:p>Daddy's belt.</text:p>
          </table:table-cell>
          <table:table-cell office:value-type="string">
            <text:p>Jeff Goldblum.</text:p>
          </table:table-cell>
          <table:table-cell office:value-type="string">
            <text:p>The grey nutrient broth that sustains Mitt Romney.</text:p>
          </table:table-cell>
        </table:table-row>
        <table:table-row table:style-name="ro1">
          <table:table-cell office:value-type="string">
            <text:p>Me.</text:p>
          </table:table-cell>
          <table:table-cell office:value-type="string">
            <text:p>Making a friend.</text:p>
          </table:table-cell>
          <table:table-cell office:value-type="string">
            <text:p>Tiny nipples.</text:p>
          </table:table-cell>
        </table:table-row>
        <table:table-row table:style-name="ro1">
          <table:table-cell office:value-type="string">
            <text:p>Double penetration.</text:p>
          </table:table-cell>
          <table:table-cell office:value-type="string">
            <text:p>A soulful rendition of "Ol' Man River."</text:p>
          </table:table-cell>
          <table:table-cell office:value-type="string">
            <text:p>Oncoming traffic.</text:p>
          </table:table-cell>
        </table:table-row>
        <table:table-row table:style-name="ro1">
          <table:table-cell office:value-type="string">
            <text:p>Weapons-grade plutonium.</text:p>
          </table:table-cell>
          <table:table-cell office:value-type="string">
            <text:p>Intimacy problems.</text:p>
          </table:table-cell>
          <table:table-cell office:value-type="string">
            <text:p>A dollop of sour cream.</text:p>
          </table:table-cell>
        </table:table-row>
        <table:table-row table:style-name="ro1">
          <table:table-cell office:value-type="string">
            <text:p>Some really fucked-up shit.</text:p>
          </table:table-cell>
          <table:table-cell office:value-type="string">
            <text:p>A sweaty, panting leather daddy.</text:p>
          </table:table-cell>
          <table:table-cell office:value-type="string">
            <text:p>A slightly shittier parallel universe.</text:p>
          </table:table-cell>
        </table:table-row>
        <table:table-row table:style-name="ro1">
          <table:table-cell office:value-type="string">
            <text:p>Subduing a grizzly bear and making her your wife.</text:p>
          </table:table-cell>
          <table:table-cell office:value-type="string">
            <text:p>Spring break!</text:p>
          </table:table-cell>
          <table:table-cell office:value-type="string">
            <text:p>My first kill.</text:p>
          </table:table-cell>
        </table:table-row>
        <table:table-row table:style-name="ro1">
          <table:table-cell office:value-type="string">
            <text:p>Rising from the grave.</text:p>
          </table:table-cell>
          <table:table-cell office:value-type="string">
            <text:p>Being awesome at sex.</text:p>
          </table:table-cell>
          <table:table-cell office:value-type="string">
            <text:p>Graphic violence, adult language, and some sexual content.</text:p>
          </table:table-cell>
        </table:table-row>
        <table:table-row table:style-name="ro1">
          <table:table-cell office:value-type="string">
            <text:p>The mixing of the races.</text:p>
          </table:table-cell>
          <table:table-cell office:value-type="string">
            <text:p>Dining with cardboard cutouts of the cast of "Friends."</text:p>
          </table:table-cell>
          <table:table-cell office:value-type="string">
            <text:p>Fetal alcohol syndrome.</text:p>
          </table:table-cell>
        </table:table-row>
        <table:table-row table:style-name="ro1">
          <table:table-cell office:value-type="string">
            <text:p>Taking a man's eyes and balls out and putting his eyes where his balls go and then his balls in the eye holes.</text:p>
          </table:table-cell>
          <table:table-cell office:value-type="string">
            <text:p>Another shot of morphine.</text:p>
          </table:table-cell>
          <table:table-cell office:value-type="string">
            <text:p>The day the birds attacked.</text:p>
          </table:table-cell>
        </table:table-row>
        <table:table-row table:style-name="ro1">
          <table:table-cell office:value-type="string">
            <text:p>Scrotal frostbite.</text:p>
          </table:table-cell>
          <table:table-cell office:value-type="string">
            <text:p>Beefin' over turf.</text:p>
          </table:table-cell>
          <table:table-cell office:value-type="string">
            <text:p>One Ring to rule them all.</text:p>
          </table:table-cell>
        </table:table-row>
        <table:table-row table:style-name="ro1">
          <table:table-cell office:value-type="string">
            <text:p>All of this blood.</text:p>
          </table:table-cell>
          <table:table-cell office:value-type="string">
            <text:p>A squadron of moles wearing aviator goggles.</text:p>
          </table:table-cell>
          <table:table-cell office:value-type="string">
            <text:p>Grandpa's ashes.</text:p>
          </table:table-cell>
        </table:table-row>
        <table:table-row table:style-name="ro1">
          <table:table-cell office:value-type="string">
            <text:p>Loki, the trickster god.</text:p>
          </table:table-cell>
          <table:table-cell office:value-type="string">
            <text:p>Bullshit.</text:p>
          </table:table-cell>
          <table:table-cell office:value-type="string">
            <text:p>Basic human decency.</text:p>
          </table:table-cell>
        </table:table-row>
        <table:table-row table:style-name="ro1">
          <table:table-cell office:value-type="string">
            <text:p>Whining like a little bitch.</text:p>
          </table:table-cell>
          <table:table-cell office:value-type="string">
            <text:p>Pretty Pretty Princess Dress-Up Board Game®.</text:p>
          </table:table-cell>
          <table:table-cell office:value-type="string">
            <text:p>A Burmese tiger pit.</text:p>
          </table:table-cell>
        </table:table-row>
        <table:table-row table:style-name="ro1">
          <table:table-cell office:value-type="string">
            <text:p>Pumping out a baby every nine months.</text:p>
          </table:table-cell>
          <table:table-cell office:value-type="string">
            <text:p>The new Radiohead album.</text:p>
          </table:table-cell>
          <table:table-cell office:value-type="string">
            <text:p>Death by Steven Seagal.</text:p>
          </table:table-cell>
        </table:table-row>
        <table:table-row table:style-name="ro1">
          <table:table-cell office:value-type="string">
            <text:p>Tongue.</text:p>
          </table:table-cell>
          <table:table-cell office:value-type="string">
            <text:p>An army of skeletons.</text:p>
          </table:table-cell>
          <table:table-cell office:value-type="string">
            <text:p>The Google.</text:p>
          </table:table-cell>
        </table:table-row>
        <table:table-row table:style-name="ro1">
          <table:table-cell office:value-type="string">
            <text:p>Finding Waldo.</text:p>
          </table:table-cell>
          <table:table-cell office:value-type="string">
            <text:p>A man in yoga pants with a ponytail and feather earrings.</text:p>
          </table:table-cell>
          <table:table-cell office:value-type="string">
            <text:p>Power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 style:data-style-name="N2" text:time-value="0000-00-00T12:32:35.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5S</meta:editing-duration>
    <meta:editing-cycles>5</meta:editing-cycles>
    <meta:generator>LibreOffice/3.6$Windows_x86 LibreOffice_project/2ef5aff-a6fb0ff-166bdff-cf087ad-0f1389</meta:generator>
    <dc:date>2013-01-14T12:34:42.53</dc:date>
    <dc:creator>Mark David Scott Cunningham</dc:creator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